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4b430" officeooo:paragraph-rsid="0014b430"/>
    </style:style>
    <style:style style:name="T1" style:family="text">
      <style:text-properties officeooo:rsid="001531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VLOG 6/4/2023</text:p>
      <text:p text:style-name="P1"/>
      <text:p text:style-name="P1">Over the course of the preceding week, I have made three major updates.</text:p>
      <text:p text:style-name="P1">- I finally fixed the bug where Kirby can leave the level.</text:p>
      <text:p text:style-name="P1">- I added in proximity triggers that can execute a function when the player enters the trigger.</text:p>
      <text:p text:style-name="P1">- Lastly, I added a function to change the colors of tiles.</text:p>
      <text:p text:style-name="P1"/>
      <text:p text:style-name="P1">Next time, my goals will be:</text:p>
      <text:p text:style-name="P1">- Update the graphics to <text:span text:style-name="T1">all use a default palate</text:span></text:p>
      <text:p text:style-name="P1">- Increase efficiency, likely through culling</text:p>
      <text:p text:style-name="P1">- <text:span text:style-name="T1">DOOR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6-05T00:06:10.917000000</dc:date>
    <meta:editing-duration>PT1M19S</meta:editing-duration>
    <meta:editing-cycles>1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9" meta:word-count="80" meta:character-count="427" meta:non-whitespace-character-count="356"/>
  </office:meta>
</office:document-meta>
</file>